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.706cm" draw:marker-start-width="1.254cm" draw:marker-end-width="1.254cm" svg:stroke-linecap="round" draw:textarea-horizontal-align="justify" draw:textarea-vertical-align="middle" draw:auto-grow-height="false" fo:min-height="15.794cm" fo:min-width="15.544cm" fo:padding-top="0.473cm" fo:padding-bottom="0.473cm" fo:padding-left="0.598cm" fo:padding-right="0.598cm" fo:wrap-option="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17.78cm" svg:x="3.54cm" svg:y="3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_28_Rounded_29_" draw:display-name="Dash (Rounded)" draw:style="rect" draw:dots1="1" draw:dots1-length="0.203cm" draw:distance="0.203cm"/>
    <draw:stroke-dash draw:name="Double_20_Dash" draw:display-name="Double Dash" draw:style="rect" draw:dots1="1" draw:dots1-length="787%" draw:distance="305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ion Smith</meta:initial-creator>
    <meta:creation-date>2023-06-17T07:37:30.349499584</meta:creation-date>
    <dc:date>2023-06-17T07:41:39.969241310</dc:date>
    <dc:creator>Marion Smith</dc:creator>
    <meta:editing-duration>PT4M10S</meta:editing-duration>
    <meta:editing-cycles>1</meta:editing-cycles>
    <meta:document-statistic meta:object-count="1"/>
    <meta:generator>LibreOffice/7.3.7.2$Linux_X86_64 LibreOffice_project/30$Build-2</meta:generator>
  </office:meta>
</office:document-meta>
</file>